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AttributeMethodArgumentResolver.createNamedValueInfo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AttributeMethodArgumentResolver.handleMissingValue( String name ,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AttributeMethodArgumentResolver.resolveName( String name , MethodParameter parameter , NativeWeb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AttributeMethodArgumentResolver.supportsParameter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